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ato" svg:font-family="Lato" style:font-pitch="variable"/>
    <style:font-face style:name="Lato Hairline" svg:font-family="'Lato Hairline'" style:font-pitch="variable"/>
    <style:font-face style:name="Lato Medium" svg:font-family="'Lato Mediu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negret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text-properties style:font-name="Lato Hairline" fo:font-size="24pt" style:font-size-asian="24pt" style:font-size-complex="24pt"/>
    </style:style>
    <style:style style:name="P3" style:family="paragraph" style:parent-style-name="Text_20_body" style:list-style-name="L3">
      <style:paragraph-properties fo:margin-top="0cm" fo:margin-bottom="0cm" loext:contextual-spacing="false"/>
      <style:text-properties style:font-name="Lato Hairline" fo:font-size="24pt" style:font-size-asian="24pt" style:font-size-complex="24pt"/>
    </style:style>
    <style:style style:name="P4" style:family="paragraph" style:parent-style-name="Text_20_body" style:list-style-name="L2">
      <style:paragraph-properties fo:margin-top="0cm" fo:margin-bottom="0cm" loext:contextual-spacing="false"/>
      <style:text-properties style:font-name="Lato Hairline" fo:font-size="24pt" style:font-size-asian="24pt" style:font-size-complex="24pt"/>
    </style:style>
    <style:style style:name="P5" style:family="paragraph" style:parent-style-name="Text_20_body" style:list-style-name="L4">
      <style:paragraph-properties fo:margin-top="0cm" fo:margin-bottom="0cm" loext:contextual-spacing="false"/>
      <style:text-properties style:font-name="Lato Hairline" fo:font-size="24pt" style:font-size-asian="24pt" style:font-size-complex="24pt"/>
    </style:style>
    <style:style style:name="P6" style:family="paragraph" style:parent-style-name="Text_20_body" style:list-style-name="L5">
      <style:paragraph-properties fo:margin-top="0cm" fo:margin-bottom="0cm" loext:contextual-spacing="false"/>
      <style:text-properties style:font-name="Lato Hairline" fo:font-size="24pt" style:font-size-asian="24pt" style:font-size-complex="24pt"/>
    </style:style>
    <style:style style:name="P7" style:family="paragraph" style:parent-style-name="Title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style:font-name="Lato Medium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679*" fo:start-indent="0cm" fo:end-indent="0.249cm"/>
          <style:column style:rel-width="4681*" fo:start-indent="0.249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t 1</text:p>
      <text:p text:style-name="Text_20_body"/>
      <text:h text:style-name="Heading_20_1" text:outline-level="1">1. Vocabulary</text:h>
      <text:list xml:id="list4055624890089296783" text:style-name="L1">
        <text:list-item>
          <text:p text:style-name="P2">make a snack: fer un aperitiu</text:p>
        </text:list-item>
        <text:list-item>
          <text:p text:style-name="P2">do (my) homework: fer els meus deures</text:p>
        </text:list-item>
        <text:list-item>
          <text:p text:style-name="P2">do craft: d'artesania</text:p>
        </text:list-item>
        <text:list-item>
          <text:p text:style-name="P2">play computer games: jugar a jocs d'ordinador</text:p>
        </text:list-item>
        <text:list-item>
          <text:p text:style-name="P2">watch a DVD: veure DVD</text:p>
        </text:list-item>
        <text:list-item>
          <text:p text:style-name="P2">read a magazine: llegir una revista</text:p>
        </text:list-item>
        <text:list-item>
          <text:p text:style-name="P2">feed the animals: alimentar els animals</text:p>
        </text:list-item>
        <text:list-item>
          <text:p text:style-name="P2">go online: estar online</text:p>
        </text:list-item>
        <text:list-item>
          <text:p text:style-name="P2">practice sport: practicar sport</text:p>
        </text:list-item>
        <text:list-item>
          <text:p text:style-name="P2">text (my) friend: missatges de text del meu amic</text:p>
        </text:list-item>
        <text:list-item>
          <text:p text:style-name="P2">net: xarxa</text:p>
        </text:list-item>
        <text:list-item>
          <text:p text:style-name="P2">racket: raqueta</text:p>
        </text:list-item>
        <text:list-item>
          <text:p text:style-name="P2">medal: medalla</text:p>
        </text:list-item>
        <text:list-item>
          <text:p text:style-name="P2">trophy: trofeu</text:p>
        </text:list-item>
        <text:list-item>
          <text:p text:style-name="P2">champion: campió</text:p>
        </text:list-item>
        <text:list-item>
          <text:p text:style-name="P2">goal: objectiu</text:p>
        </text:list-item>
      </text:list>
      <text:h text:style-name="Heading_20_1" text:outline-level="1">2. Translate</text:h>
      <text:list xml:id="list6848499714612382840" text:style-name="L2">
        <text:list-item>
          <text:p text:style-name="P4">Ell està enviant missatges de text al seu amic.</text:p>
        </text:list-item>
        <text:list-item>
          <text:p text:style-name="P4">He's texting his friend.</text:p>
        </text:list-item>
        <text:list-item>
          <text:p text:style-name="P4"><text:soft-page-break/>Ella està fent els seus deures de casa.</text:p>
        </text:list-item>
        <text:list-item>
          <text:p text:style-name="P4">She's doing her homework.</text:p>
        </text:list-item>
        <text:list-item>
          <text:p text:style-name="P4">Ells estan fent un aperitiu.</text:p>
        </text:list-item>
        <text:list-item>
          <text:p text:style-name="P4">They're making a snack.</text:p>
        </text:list-item>
        <text:list-item>
          <text:p text:style-name="P4">Ells estan practicant sport.</text:p>
        </text:list-item>
        <text:list-item>
          <text:p text:style-name="P4">They're practising sport.</text:p>
        </text:list-item>
        <text:list-item>
          <text:p text:style-name="P4">Ells estan jugant a jocs d'ordinador.</text:p>
        </text:list-item>
        <text:list-item>
          <text:p text:style-name="P4">They're playing computer games.</text:p>
        </text:list-item>
        <text:list-item>
          <text:p text:style-name="P4">Ell està mirant un DVD.</text:p>
        </text:list-item>
        <text:list-item>
          <text:p text:style-name="P4">He's watching a DVD.</text:p>
        </text:list-item>
        <text:list-item>
          <text:p text:style-name="P4">Ells estan alimentant els animals.</text:p>
        </text:list-item>
        <text:list-item>
          <text:p text:style-name="P4">They're feed the animals.</text:p>
        </text:list-item>
        <text:list-item>
          <text:p text:style-name="P4">Ell està llegint una revista.</text:p>
        </text:list-item>
        <text:list-item>
          <text:p text:style-name="P4">They're reading a magazine.</text:p>
        </text:list-item>
        <text:list-item>
          <text:p text:style-name="P4">Ells estan online.</text:p>
        </text:list-item>
        <text:list-item>
          <text:p text:style-name="P4">They're going online.</text:p>
        </text:list-item>
        <text:list-item>
          <text:p text:style-name="P4">Ella fa artesania.</text:p>
        </text:list-item>
        <text:list-item>
          <text:p text:style-name="P4">She's doing craft.</text:p>
        </text:list-item>
      </text:list>
      <text:h text:style-name="Heading_20_1" text:outline-level="1">3. Can for permission</text:h>
      <text:list xml:id="list3335512421678129055" text:style-name="L3">
        <text:list-item>
          <text:p text:style-name="P3">Pots practicar esports en el camp?</text:p>
        </text:list-item>
        <text:list-item>
          <text:p text:style-name="P3">Can you practise sport inthe playground?</text:p>
          <text:p text:style-name="P3"/>
        </text:list-item>
        <text:list-item>
          <text:p text:style-name="P3">Pots llegir una revista a la biblioteca?</text:p>
        </text:list-item>
        <text:list-item>
          <text:p text:style-name="P3">Can you read a magazine in the library?</text:p>
          <text:p text:style-name="P3"><text:soft-page-break/></text:p>
        </text:list-item>
        <text:list-item>
          <text:p text:style-name="P3">Pots jugar a videojocs a classe?</text:p>
        </text:list-item>
        <text:list-item>
          <text:p text:style-name="P3">Can you play in the computer games in the classroom?</text:p>
          <text:p text:style-name="P3"/>
        </text:list-item>
        <text:list-item>
          <text:p text:style-name="P3">Pots fer els deures en el parc?</text:p>
        </text:list-item>
        <text:list-item>
          <text:p text:style-name="P3">Can you do your homework in the park?</text:p>
        </text:list-item>
      </text:list>
      <text:section text:style-name="Sect1" text:name="Secció1">
        <text:h text:style-name="Heading_20_1" text:outline-level="1">4. Possessive pronouns</text:h>
        <text:list xml:id="list926852215505713587" text:style-name="L4">
          <text:list-item>
            <text:p text:style-name="P5">mine: el meu</text:p>
          </text:list-item>
          <text:list-item>
            <text:p text:style-name="P5">yours: la vostra</text:p>
          </text:list-item>
          <text:list-item>
            <text:p text:style-name="P5">his: el seu</text:p>
          </text:list-item>
          <text:list-item>
            <text:p text:style-name="P5">hers: la seua</text:p>
          </text:list-item>
          <text:list-item>
            <text:p text:style-name="P5">ours: la nostra</text:p>
          </text:list-item>
          <text:list-item>
            <text:p text:style-name="P5">yours: la vostra</text:p>
          </text:list-item>
          <text:list-item>
            <text:p text:style-name="P5">their: els seus</text:p>
          </text:list-item>
        </text:list>
        <text:h text:style-name="Heading_20_1" text:outline-level="1">5. Map reading</text:h>
        <text:list xml:id="list8376857255048775885" text:style-name="L5">
          <text:list-item>
            <text:p text:style-name="P6">north: nord</text:p>
          </text:list-item>
          <text:list-item>
            <text:p text:style-name="P6">south: sud</text:p>
          </text:list-item>
          <text:list-item>
            <text:p text:style-name="P6">east: est</text:p>
          </text:list-item>
          <text:list-item>
            <text:p text:style-name="P6">west: oest</text:p>
          </text:list-item>
          <text:list-item>
            <text:p text:style-name="P6">landmark: fita</text:p>
          </text:list-item>
          <text:list-item>
            <text:p text:style-name="P6">symbol: simbol</text:p>
          </text:list-item>
          <text:list-item>
            <text:p text:style-name="P6">castle: castell</text:p>
          </text:list-item>
          <text:list-item>
            <text:p text:style-name="P6">wood: bosc</text:p>
          </text:list-item>
          <text:list-item>
            <text:p text:style-name="P6">bridge: pont</text:p>
          </text:list-item>
          <text:list-item>
            <text:p text:style-name="P6">picnic area: àrea de picnic</text:p>
          </text:list-item>
          <text:list-item>
            <text:p text:style-name="P6">river: riu</text:p>
          </text:list-item>
          <text:list-item>
            <text:p text:style-name="P6">lake: llac</text:p>
          </text:list-item>
          <text:list-item>
            <text:p text:style-name="P6">farm: granja</text:p>
          </text:list-item>
          <text:list-item>
            <text:p text:style-name="P6">campsite: càmping</text:p>
          </text:list-item>
          <text:list-item>
            <text:p text:style-name="P6">waterfall: cascada</text:p>
          </text:list-item>
          <text:list-item>
            <text:p text:style-name="P6">path: camí</text:p>
          </text:list-item>
        </text:list>
        <text:h text:style-name="Heading_20_1" text:outline-level="1">6. Review of present continuous</text:h>
        <text:h text:style-name="Heading_20_1" text:outline-level="1">7. How to ask very politely</text:h>
        <text:p text:style-name="First_20_paragraph">May I ...?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ato" svg:font-family="Lato" style:font-pitch="variable"/>
    <style:font-face style:name="Lato Hairline" svg:font-family="'Lato Hairline'" style:font-pitch="variable"/>
    <style:font-face style:name="Lato Medium" svg:font-family="'Lato Mediu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negret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  <style:text-properties style:font-name="Lato" fo:font-family="Lato" style:font-pitch="variable" fo:font-size="14pt" style:font-size-asian="14pt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198a8a" style:font-name="FreeSans" fo:font-family="FreeSans" style:font-style-name="negreta" style:font-family-generic="swiss" style:font-pitch="variable" fo:font-size="48pt" fo:font-weight="600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/ <text:page-count>3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7-10-26T21:00:14.288766544</dc:date>
    <meta:editing-duration>PT12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77" meta:word-count="373" meta:character-count="1886" meta:non-whitespace-character-count="1656"/>
  </office:meta>
</office:document-meta>
</file>